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4700000819C9B95F24.png" manifest:media-type="image/png"/>
  <manifest:file-entry manifest:full-path="Pictures/10000001000006FA000007A062E3B1A0.png" manifest:media-type="image/png"/>
  <manifest:file-entry manifest:full-path="Pictures/100000010000076C0000081CAFFC63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82d9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ZanellT/COMP2156/tree/dep-incclusions" text:style-name="Internet_20_link" text:visited-style-name="Visited_20_Internet_20_Link">https://github.com/ZanellT/COMP2156/tree/dep-incclusions</text:a></text:p>
      <text:p text:style-name="P1"><draw:frame draw:style-name="fr2" draw:name="Image1" text:anchor-type="as-char" svg:width="6.9252in" svg:height="7.7055in" draw:z-index="0"><draw:image xlink:href="Pictures/100000010000074700000819C9B95F24.png" xlink:type="simple" xlink:show="embed" xlink:actuate="onLoad" draw:mime-type="image/png"/></draw:frame></text:p>
      <text:p text:style-name="P1"><text:soft-page-break/><draw:frame draw:style-name="fr1" draw:name="Image2" text:anchor-type="as-char" svg:y="-8.4819in" svg:width="6.9252in" svg:height="7.5654in" draw:z-index="2"><draw:image xlink:href="Pictures/10000001000006FA000007A062E3B1A0.png" xlink:type="simple" xlink:show="embed" xlink:actuate="onLoad" draw:mime-type="image/png"/></draw:frame><text:soft-page-break/><draw:frame draw:style-name="fr1" draw:name="Image3" text:anchor-type="as-char" svg:y="0.9161in" svg:width="6.9252in" svg:height="7.5661in" draw:z-index="1"><draw:image xlink:href="Pictures/100000010000076C0000081CAFFC63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9:52:19.256000000</meta:creation-date>
    <dc:date>2024-02-05T19:57:58.030000000</dc:date>
    <meta:editing-duration>PT5M38S</meta:editing-duration>
    <meta:editing-cycles>1</meta:editing-cycles>
    <meta:document-statistic meta:table-count="0" meta:image-count="3" meta:object-count="0" meta:page-count="3" meta:paragraph-count="3" meta:word-count="2" meta:character-count="112" meta:non-whitespace-character-count="112"/>
    <meta:generator>LibreOffice/7.6.4.1$Windows_X86_64 LibreOffice_project/e19e193f88cd6c0525a17fb7a176ed8e6a3e2aa1</meta:generator>
  </office:meta>
</office:document-meta>
</file>